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 table:number-rows-repeated="129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29:Feuille1.C2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22:33:22.68026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16T22:33:39.118971900</dc:date>
    <meta:editing-cycles>33</meta:editing-cycles>
    <meta:editing-duration>P2DT4H44M21S</meta:editing-duration>
    <meta:generator>LibreOffice/25.2.2.2$Windows_X86_64 LibreOffice_project/7370d4be9e3cf6031a51beef54ff3bda878e3fac</meta:generator>
    <meta:document-statistic meta:table-count="1" meta:cell-count="2358" meta:object-count="0"/>
  </office:meta>
</office:document-meta>
</file>